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258E6000602148882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2dc2" officeooo:paragraph-rsid="00022dc2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000000" draw:textarea-horizontal-align="justify" draw:textarea-vertical-align="middle" draw:auto-grow-height="false" fo:min-height="0.187cm" fo:min-width="0.18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1" draw:name="Shape1" draw:style-name="gr2" draw:text-style-name="P3" svg:x1="10.645cm" svg:y1="7.38cm" svg:x2="1.536cm" svg:y2="7.477cm"><text:p/></draw:line><draw:line text:anchor-type="paragraph" draw:z-index="2" draw:name="Shape2" draw:style-name="gr2" draw:text-style-name="P3" svg:x1="10.721cm" svg:y1="7.588cm" svg:x2="10.797cm" svg:y2="13.598cm"><text:p/></draw:line><draw:custom-shape text:anchor-type="paragraph" draw:z-index="3" draw:name="Shape3" draw:style-name="gr3" draw:text-style-name="P4" svg:width="0.265cm" svg:height="0.265cm" svg:x="10.532cm" svg:y="7.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3_0" draw:style-name="gr3" draw:text-style-name="P4" svg:width="0.265cm" svg:height="0.265cm" svg:x="14.161cm" svg:y="12.7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" draw:name="Shape1_0" draw:style-name="gr2" draw:text-style-name="P3" svg:x1="14.613cm" svg:y1="12.823cm" svg:x2="1.536cm" svg:y2="12.916cm"><text:p/></draw:line><draw:line text:anchor-type="paragraph" draw:z-index="6" draw:name="Shape2_0" draw:style-name="gr2" draw:text-style-name="P3" svg:x1="14.293cm" svg:y1="12.823cm" svg:x2="14.293cm" svg:y2="13.597cm"><text:p/></draw:line><draw:frame text:anchor-type="paragraph" draw:z-index="7" draw:name="Shape4" draw:style-name="gr1" draw:text-style-name="P2" svg:width="0.833cm" svg:height="0.795cm" svg:x="10.532cm" svg:y="6.586cm"><draw:text-box><text:p>A</text:p></draw:text-box></draw:frame><draw:frame text:anchor-type="paragraph" draw:z-index="8" draw:name="Shape4_0" draw:style-name="gr1" draw:text-style-name="P2" svg:width="0.833cm" svg:height="0.795cm" svg:x="14.161cm" svg:y="11.785cm"><draw:text-box><text:p>B</text:p></draw:text-box></draw:frame><draw:frame draw:style-name="fr1" draw:name="Image1" text:anchor-type="char" svg:x="0cm" svg:y="1.249cm" svg:width="17.59cm" svg:height="13.192cm" draw:z-index="0"><draw:image xlink:href="Pictures/100000000000032000000258E6000602148882AB.png" xlink:type="simple" xlink:show="embed" xlink:actuate="onLoad" loext:mime-type="image/png"/></draw:frame>­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7T15:16:31.546408093</meta:creation-date>
    <dc:date>2021-08-07T15:32:09.848554768</dc:date>
    <meta:editing-duration>PT5M28S</meta:editing-duration>
    <meta:editing-cycles>1</meta:editing-cycles>
    <meta:document-statistic meta:table-count="0" meta:image-count="1" meta:object-count="0" meta:page-count="1" meta:paragraph-count="1" meta:word-count="1" meta:character-count="1" meta:non-whitespace-character-count="1"/>
    <meta:generator>LibreOffice/6.4.7.2$Linux_X86_64 LibreOffice_project/40$Build-2</meta:generator>
  </office:meta>
</office:document-meta>
</file>